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5.3772in"/>
    </style:style>
    <style:style style:name="co3" style:family="table-column">
      <style:table-column-properties fo:break-before="auto" style:column-width="4.4083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0.561in"/>
    </style:style>
    <style:style style:name="co8" style:family="table-column">
      <style:table-column-properties fo:break-before="auto" style:column-width="0.602in"/>
    </style:style>
    <style:style style:name="co9" style:family="table-column">
      <style:table-column-properties fo:break-before="auto" style:column-width="0.5811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1.0028in"/>
    </style:style>
    <style:style style:name="co12" style:family="table-column">
      <style:table-column-properties fo:break-before="auto" style:column-width="0.9902in"/>
    </style:style>
    <style:style style:name="co13" style:family="table-column">
      <style:table-column-properties fo:break-before="auto" style:column-width="0.9535in"/>
    </style:style>
    <style:style style:name="co14" style:family="table-column">
      <style:table-column-properties fo:break-before="auto" style:column-width="0.8173in"/>
    </style:style>
    <style:style style:name="co15" style:family="table-column">
      <style:table-column-properties fo:break-before="auto" style:column-width="0.269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28in" fo:break-before="auto" style:use-optimal-row-height="false"/>
    </style:style>
    <style:style style:name="ro4" style:family="table-row">
      <style:table-row-properties style:row-height="1.4827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2689in" fo:break-before="auto" style:use-optimal-row-height="false"/>
    </style:style>
    <style:style style:name="ta1" style:family="table" style:master-page-name="PageStyle_5f_Gantt_20_Char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ackground-color="#ffffb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fo:background-color="#ffffb0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 style:data-style-name="N161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 style:data-style-name="N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 style:data-style-name="N1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 style:data-style-name="N16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 style:data-style-name="N16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 style:data-style-name="N161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 style:data-style-name="N161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 style:data-style-name="N161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16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 style:data-style-name="N37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 style:data-style-name="N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Default" style:data-style-name="N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6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7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8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0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ext-properties style:font-name="Palatino" fo:font-size="14pt"/>
    </style:style>
    <style:style style:name="ce17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font-name="Palatino" fo:font-size="14pt"/>
    </style:style>
    <style:style style:name="ce175" style:family="table-cell" style:parent-style-name="Default">
      <style:table-cell-properties fo:background-color="#5b277d"/>
      <style:text-properties style:font-name="Palatino" fo:font-size="14pt"/>
    </style:style>
    <style:style style:name="ce179" style:family="table-cell" style:parent-style-name="Default">
      <style:table-cell-properties fo:background-color="#ff0000"/>
      <style:text-properties style:font-name="Palatino" fo:font-size="14pt"/>
    </style:style>
    <style:style style:name="ce180" style:family="table-cell" style:parent-style-name="Default">
      <style:table-cell-properties fo:background-color="#be480a"/>
      <style:text-properties style:font-name="Palatino" fo:font-size="14pt"/>
    </style:style>
    <style:style style:name="ce181" style:family="table-cell" style:parent-style-name="Default">
      <style:table-cell-properties fo:background-color="#729fcf"/>
      <style:text-properties style:font-name="Palatino" fo:font-size="14pt"/>
    </style:style>
    <style:style style:name="ce177" style:family="table-cell" style:parent-style-name="Default">
      <style:table-cell-properties fo:background-color="#000000"/>
      <style:text-properties style:font-name="Palatino" fo:font-size="14pt"/>
    </style:style>
    <style:style style:name="ce220" style:family="table-cell" style:parent-style-name="Default">
      <style:table-cell-properties fo:background-color="#a7074b"/>
      <style:text-properties style:font-name="Palatino" fo:font-size="14pt"/>
    </style:style>
    <style:style style:name="ce221" style:family="table-cell" style:parent-style-name="Default">
      <style:table-cell-properties fo:background-color="#1a237e"/>
      <style:text-properties style:font-name="Palatino" fo:font-size="14pt"/>
    </style:style>
    <style:style style:name="ce222" style:family="table-cell" style:parent-style-name="Default">
      <style:table-cell-properties fo:background-color="#3d5afe"/>
      <style:text-properties style:font-name="Palatino" fo:font-size="14pt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ackground-color="#dfdfdf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ackground-color="#dfdfdf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'Gantt Chart'.A1">
          <table:error-message table:message-type="stop" table:display="true"/>
        </table:content-validation>
      </table:content-validations>
      <table:table table:name="Gantt Ch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1"/>
        <table:table-column table:style-name="co1" table:default-cell-style-name="ce20"/>
        <table:table-column table:style-name="co5" table:default-cell-style-name="ce21"/>
        <table:table-column table:style-name="co6" table:default-cell-style-name="ce41"/>
        <table:table-column table:style-name="co7" table:default-cell-style-name="ce71"/>
        <table:table-column table:style-name="co8" table:default-cell-style-name="ce71"/>
        <table:table-column table:style-name="co9" table:default-cell-style-name="ce20"/>
        <table:table-column table:style-name="co10" table:default-cell-style-name="ce171"/>
        <table:table-column table:style-name="co11" table:number-columns-repeated="2" table:default-cell-style-name="ce171"/>
        <table:table-column table:style-name="co12" table:default-cell-style-name="ce171"/>
        <table:table-column table:style-name="co11" table:number-columns-repeated="2" table:default-cell-style-name="ce171"/>
        <table:table-column table:style-name="co12" table:number-columns-repeated="4" table:default-cell-style-name="ce171"/>
        <table:table-column table:style-name="co11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5" table:number-columns-repeated="165" table:default-cell-style-name="ce1"/>
        <table:table-column table:style-name="co16" table:number-columns-repeated="833" table:default-cell-style-name="ce1"/>
        <table:table-row table:style-name="ro1" table:number-rows-repeated="2">
          <table:table-cell table:content-validation-name="val1" table:number-columns-repeated="3"/>
          <table:table-cell table:style-name="ce20" table:content-validation-name="val1"/>
          <table:table-cell table:content-validation-name="val1"/>
          <table:table-cell table:style-name="ce20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2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24" table:content-validation-name="val1" table:formula="of:=[.G10]" office:value-type="percentage" office:value="0.05" calcext:value-type="percentage">
            <text:p>5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0" table:content-validation-name="val1"/>
          <table:table-cell table:content-validation-name="val1"/>
          <table:table-cell table:style-name="ce20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3" calcext:value-type="date" table:number-columns-spanned="4" table:number-rows-spanned="1">
            <text:p>Tuesday, June 13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6"/>
          <table:table-cell table:content-validation-name="val1" table:number-columns-repeated="578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0" table:content-validation-name="val1"/>
          <table:table-cell table:content-validation-name="val1"/>
          <table:table-cell table:style-name="ce20" table:content-validation-name="val1"/>
          <table:table-cell table:content-validation-name="val1" table:number-columns-repeated="4"/>
          <table:table-cell table:number-columns-repeated="436"/>
          <table:table-cell table:content-validation-name="val1" table:number-columns-repeated="578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3" table:content-validation-name="val1" table:number-columns-repeated="578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6"/>
          <table:table-cell table:style-name="ce24" table:content-validation-name="val1" table:number-columns-repeated="578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Calendar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/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style-name="ce172" office:value-type="string" calcext:value-type="string">
            <text:p>Sept 2025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5</text:p>
          </table:table-cell>
          <table:table-cell table:style-name="ce172" office:value-type="string" calcext:value-type="string">
            <text:p>Dec 2025</text:p>
          </table:table-cell>
          <table:table-cell table:style-name="ce172" office:value-type="string" calcext:value-type="string">
            <text:p>Jan 2026</text:p>
          </table:table-cell>
          <table:table-cell table:style-name="ce172" office:value-type="string" calcext:value-type="string">
            <text:p>Feb 2026</text:p>
          </table:table-cell>
          <table:table-cell table:style-name="ce172" office:value-type="string" calcext:value-type="string">
            <text:p>Mar 2026</text:p>
          </table:table-cell>
          <table:table-cell table:style-name="ce172" office:value-type="string" calcext:value-type="string">
            <text:p>Apr 2026</text:p>
          </table:table-cell>
          <table:table-cell table:style-name="ce172" office:value-type="string" calcext:value-type="string">
            <text:p>May 2026</text:p>
          </table:table-cell>
          <table:table-cell table:style-name="ce172" office:value-type="string" calcext:value-type="string">
            <text:p>Jun 2026</text:p>
          </table:table-cell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5-08-23" calcext:value-type="date">
            <text:p>23-Aug-2025</text:p>
          </table:table-cell>
          <table:table-cell table:style-name="ce118" table:content-validation-name="val1" table:formula="of:=NETWORKDAYS([.D10];[.F10];Holidays)" office:value-type="float" office:value="260" calcext:value-type="float">
            <text:p>260</text:p>
          </table:table-cell>
          <table:table-cell table:style-name="ce109" table:content-validation-name="val1" office:value-type="date" office:date-value="2026-08-23" calcext:value-type="date">
            <text:p>23-Aug-2026</text:p>
          </table:table-cell>
          <table:table-cell table:style-name="ce191" table:content-validation-name="val1" table:formula="of:=([.G11]*0.05+[.G18]*0.15+[.G31]*0.15+[.G39]*0.2+[.G48]*0.25+[.G57]*0.2)" office:value-type="percentage" office:value="0.05" calcext:value-type="percentage">
            <text:p>5%</text:p>
          </table:table-cell>
          <table:table-cell table:style-name="ce118" table:content-validation-name="val1" table:formula="of:=[.F10]-[.D10]+1" office:value-type="float" office:value="366" calcext:value-type="float">
            <text:p>366</text:p>
          </table:table-cell>
          <table:table-cell table:style-name="ce164" table:content-validation-name="val1" table:formula="of:=IF(ISNUMBER([.E10]);ROUNDDOWN([.E10]*[.G10];0);&quot;&quot;)" office:value-type="float" office:value="13" calcext:value-type="float">
            <text:p>13</text:p>
          </table:table-cell>
          <table:table-cell table:style-name="ce164" table:content-validation-name="val1" table:formula="of:=[.H10]-[.I10]" office:value-type="float" office:value="353" calcext:value-type="float">
            <text:p>353</text:p>
          </table:table-cell>
          <table:table-cell table:number-columns-repeated="436"/>
          <table:table-cell table:style-name="ce24"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1];[.F11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141" table:content-validation-name="val1" table:formula="of:=SUMPRODUCT([.G12:.G15];[.E12:.E15])/SUM([.E12:.E15])" office:value-type="percentage" office:value="1" calcext:value-type="percentage">
            <text:p>100%</text:p>
          </table:table-cell>
          <table:table-cell table:style-name="ce165" table:content-validation-name="val1" table:formula="of:=[.F11]-[.D11]+1" office:value-type="float" office:value="32" calcext:value-type="float">
            <text:p>32</text:p>
          </table:table-cell>
          <table:table-cell table:style-name="ce168" table:content-validation-name="val1" table:formula="of:=SUM([.I12:.I15])" office:value-type="float" office:value="66" calcext:value-type="float">
            <text:p>66</text:p>
          </table:table-cell>
          <table:table-cell table:style-name="ce168" table:content-validation-name="val1" table:formula="of:=[.H11]-[.I11]" office:value-type="float" office:value="-34" calcext:value-type="float">
            <text:p>-34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31" table:content-validation-name="val1"/>
          <table:table-cell table:style-name="ce118" table:content-validation-name="val1" table:formula="of:=IF(ISNUMBER([.F12]);[.F12]-[.D12]+1;&quot;&quot;)">
            <text:p/>
          </table:table-cell>
          <table:table-cell table:style-name="ce164" table:content-validation-name="val1" table:formula="of:=IF(ISNUMBER([.E12]);ROUNDDOWN([.E12]*[.G1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13];[.F1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3]);[.F13]-[.D13]+1;&quot;&quot;)" office:value-type="float" office:value="32" calcext:value-type="float">
            <text:p>32</text:p>
          </table:table-cell>
          <table:table-cell table:style-name="ce169" table:content-validation-name="val1" table:formula="of:=IF(ISNUMBER([.E13]);ROUNDDOWN([.E13]*[.G13];0);&quot;&quot;)" office:value-type="float" office:value="22" calcext:value-type="float">
            <text:p>22</text:p>
          </table:table-cell>
          <table:table-cell table:style-name="ce170" table:content-validation-name="val1" table:formula="of:=[.H13]-[.I13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12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14];[.F14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32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4]);[.F14]-[.D14]+1;&quot;&quot;)" office:value-type="float" office:value="32" calcext:value-type="float">
            <text:p>32</text:p>
          </table:table-cell>
          <table:table-cell table:style-name="ce169" table:content-validation-name="val1" table:formula="of:=IF(ISNUMBER([.E14]);ROUNDDOWN([.E14]*[.G14];0);&quot;&quot;)" office:value-type="float" office:value="22" calcext:value-type="float">
            <text:p>22</text:p>
          </table:table-cell>
          <table:table-cell table:style-name="ce170" table:content-validation-name="val1" table:formula="of:=[.H14]-[.I14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12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panish transla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15];[.F15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34" table:content-validation-name="val1" office:value-type="percentage" office:value="1" calcext:value-type="percentage">
            <text:p>100%</text:p>
          </table:table-cell>
          <table:table-cell table:style-name="ce166" table:content-validation-name="val1" table:formula="of:=IF(ISNUMBER([.F15]);[.F15]-[.D15]+1;&quot;&quot;)" office:value-type="float" office:value="32" calcext:value-type="float">
            <text:p>32</text:p>
          </table:table-cell>
          <table:table-cell table:style-name="ce169" table:content-validation-name="val1" table:formula="of:=IF(ISNUMBER([.E15]);ROUNDDOWN([.E15]*[.G15];0);&quot;&quot;)" office:value-type="float" office:value="22" calcext:value-type="float">
            <text:p>22</text:p>
          </table:table-cell>
          <table:table-cell table:style-name="ce170" table:content-validation-name="val1" table:formula="of:=[.H15]-[.I15]" office:value-type="float" office:value="10" calcext:value-type="float">
            <text:p>10</text:p>
          </table:table-cell>
          <table:table-cell table:number-columns-repeated="2"/>
          <table:table-cell table:style-name="ce175" table:number-columns-repeated="2"/>
          <table:table-cell table:number-columns-repeated="12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 table:number-rows-repeated="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18" table:content-validation-name="val1"/>
          <table:table-cell table:style-name="ce164" table:content-validation-name="val1" table:number-columns-repeated="2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 3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8];[.F18];Holidays)" office:value-type="float" office:value="81" calcext:value-type="float">
            <text:p>81</text:p>
          </table:table-cell>
          <table:table-cell table:style-name="ce110" table:content-validation-name="val1" office:value-type="date" office:date-value="2025-12-15" calcext:value-type="date">
            <text:p>15-Dec-2025</text:p>
          </table:table-cell>
          <table:table-cell table:style-name="ce202" table:content-validation-name="val1" table:formula="of:=SUMPRODUCT([.G19:.G28];[.E19:.E28])/SUM([.E19:.E28])" office:value-type="percentage" office:value="0" calcext:value-type="percentage">
            <text:p>0%</text:p>
          </table:table-cell>
          <table:table-cell table:style-name="ce165" table:content-validation-name="val1" table:formula="of:=[.F18]-[.D18]+1" office:value-type="float" office:value="115" calcext:value-type="float">
            <text:p>115</text:p>
          </table:table-cell>
          <table:table-cell table:style-name="ce168" table:content-validation-name="val1" table:formula="of:=SUM([.I19:.I28])" office:value-type="float" office:value="0" calcext:value-type="float">
            <text:p>0</text:p>
          </table:table-cell>
          <table:table-cell table:style-name="ce168" table:content-validation-name="val1" table:formula="of:=[.H18]-[.I18]" office:value-type="float" office:value="115" calcext:value-type="float">
            <text:p>115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UHE Neutrino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03" table:content-validation-name="val1"/>
          <table:table-cell table:style-name="ce118" table:content-validation-name="val1" table:formula="of:=IF(ISNUMBER([.F19]);[.F19]-[.D19]+1;&quot;&quot;)">
            <text:p/>
          </table:table-cell>
          <table:table-cell table:style-name="ce164" table:content-validation-name="val1" table:formula="of:=IF(ISNUMBER([.E19]);ROUNDDOWN([.E19]*[.G19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lore horizontal array polarization in ic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0];[.F20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5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20]);[.F20]-[.D20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115" calcext:value-type="float">
            <text:p>115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olarization response calc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1];[.F21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5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21]);[.F21]-[.D21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115" calcext:value-type="float">
            <text:p>115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2];[.F22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5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22]);[.F22]-[.D22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70" table:content-validation-name="val1" table:formula="of:=[.H22]-[.I22]" office:value-type="float" office:value="115" calcext:value-type="float">
            <text:p>115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3];[.F23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5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23]);[.F23]-[.D23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70" table:content-validation-name="val1" table:formula="of:=[.H23]-[.I23]" office:value-type="float" office:value="115" calcext:value-type="float">
            <text:p>115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mbed in realistic ice profil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4];[.F2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5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24]);[.F24]-[.D24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4]);ROUNDDOWN([.E24]*[.G24];0);&quot;&quot;)" office:value-type="float" office:value="0" calcext:value-type="float">
            <text:p>0</text:p>
          </table:table-cell>
          <table:table-cell table:style-name="ce170" table:content-validation-name="val1" table:formula="of:=[.H24]-[.I24]" office:value-type="float" office:value="115" calcext:value-type="float">
            <text:p>115</text:p>
          </table:table-cell>
          <table:table-cell table:number-columns-repeated="2"/>
          <table:table-cell table:style-name="ce179" table:number-columns-repeated="5"/>
          <table:table-cell table:number-columns-repeated="9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03" table:content-validation-name="val1"/>
          <table:table-cell table:style-name="ce118" table:content-validation-name="val1"/>
          <table:table-cell table:style-name="ce164" table:content-validation-name="val1" table:formula="of:=IF(ISNUMBER([.E25]);ROUNDDOWN([.E25]*[.G25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Search for horizontal polarization optimizatio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6];[.F26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5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26]);[.F26]-[.D26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115" calcext:value-type="float">
            <text:p>115</text:p>
          </table:table-cell>
          <table:table-cell table:number-columns-repeated="2"/>
          <table:table-cell table:style-name="ce180" table:number-columns-repeated="5"/>
          <table:table-cell table:number-columns-repeated="9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Adjusting genetic programming styl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7];[.F27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5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27]);[.F27]-[.D27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115" calcext:value-type="float">
            <text:p>115</text:p>
          </table:table-cell>
          <table:table-cell table:number-columns-repeated="2"/>
          <table:table-cell table:style-name="ce180" table:number-columns-repeated="5"/>
          <table:table-cell table:number-columns-repeated="9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esting new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8];[.F28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5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28]);[.F28]-[.D28]+1;&quot;&quot;)" office:value-type="float" office:value="115" calcext:value-type="float">
            <text:p>115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115" calcext:value-type="float">
            <text:p>115</text:p>
          </table:table-cell>
          <table:table-cell table:number-columns-repeated="2"/>
          <table:table-cell table:style-name="ce180" table:number-columns-repeated="5"/>
          <table:table-cell table:number-columns-repeated="9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 table:number-rows-repeated="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1" table:content-validation-name="val1"/>
          <table:table-cell table:style-name="ce20" table:content-validation-name="val1"/>
          <table:table-cell table:style-name="ce21" table:content-validation-name="val1"/>
          <table:table-cell table:style-name="ce41" table:content-validation-name="val1"/>
          <table:table-cell table:content-validation-name="val1"/>
          <table:table-cell table:style-name="ce71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 3 (Weight=15%)</text:p>
          </table:table-cell>
          <table:table-cell table:style-name="ce96" table:content-validation-name="val1" office:value-type="string" calcext:value-type="string">
            <text:p>[S. Dunnick, Undergraduate 3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31];[.F31];Holidays)" office:value-type="float" office:value="81" calcext:value-type="float">
            <text:p>81</text:p>
          </table:table-cell>
          <table:table-cell table:style-name="ce110" table:content-validation-name="val1" office:value-type="date" office:date-value="2025-12-15" calcext:value-type="date">
            <text:p>15-Dec-2025</text:p>
          </table:table-cell>
          <table:table-cell table:style-name="ce205" table:content-validation-name="val1" table:formula="of:=SUMPRODUCT([.G32:.G36];[.E32:.E36])/SUM([.E32:.E36])" office:value-type="percentage" office:value="0" calcext:value-type="percentage">
            <text:p>0%</text:p>
          </table:table-cell>
          <table:table-cell table:style-name="ce165" table:content-validation-name="val1" table:formula="of:=[.F31]-[.D31]+1" office:value-type="float" office:value="115" calcext:value-type="float">
            <text:p>115</text:p>
          </table:table-cell>
          <table:table-cell table:style-name="ce168" table:content-validation-name="val1" table:formula="of:=SUM([.I32:.I37])" office:value-type="float" office:value="0" calcext:value-type="float">
            <text:p>0</text:p>
          </table:table-cell>
          <table:table-cell table:style-name="ce168" table:content-validation-name="val1" table:formula="of:=[.H31]-[.I31]" office:value-type="float" office:value="115" calcext:value-type="float">
            <text:p>115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06" table:content-validation-name="val1"/>
          <table:table-cell table:style-name="ce118" table:content-validation-name="val1"/>
          <table:table-cell table:style-name="ce164" table:content-validation-name="val1" table:formula="of:=IF(ISNUMBER([.E32]);ROUNDDOWN([.E32]*[.G32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ontinue print progress from Summer 2025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3];[.F33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7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33]);[.F33]-[.D33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115" calcext:value-type="float">
            <text:p>11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designs to accommodate Hpol resul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4];[.F3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7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34]);[.F34]-[.D34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70" table:content-validation-name="val1" table:formula="of:=[.H34]-[.I34]" office:value-type="float" office:value="115" calcext:value-type="float">
            <text:p>11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Begin array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5];[.F35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7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35]);[.F35]-[.D35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115" calcext:value-type="float">
            <text:p>11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bench testing of prototype array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36];[.F36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37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36]);[.F36]-[.D36]+1;&quot;&quot;)" office:value-type="float" office:value="115" calcext:value-type="float">
            <text:p>115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115" calcext:value-type="float">
            <text:p>115</text:p>
          </table:table-cell>
          <table:table-cell table:number-columns-repeated="2"/>
          <table:table-cell table:style-name="ce181" table:number-columns-repeated="5"/>
          <table:table-cell table:number-columns-repeated="9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8"/>
          <table:table-cell table:number-columns-repeated="16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1" table:content-validation-name="val1"/>
          <table:table-cell table:style-name="ce20" table:content-validation-name="val1"/>
          <table:table-cell table:style-name="ce21" table:content-validation-name="val1"/>
          <table:table-cell table:style-name="ce41" table:content-validation-name="val1"/>
          <table:table-cell table:content-validation-name="val1"/>
          <table:table-cell table:style-name="ce71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., Semesters 3,4 (Weight=20%)</text:p>
          </table:table-cell>
          <table:table-cell table:style-name="ce96" table:content-validation-name="val1" office:value-type="string" calcext:value-type="string">
            <text:p>[Prof. Hanson, Undergraduate 4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39];[.F39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08" table:content-validation-name="val1" table:formula="of:=SUMPRODUCT([.G40:.G45];[.E40:.E45])/SUM([.E40:.E45])" office:value-type="percentage" office:value="0" calcext:value-type="percentage">
            <text:p>0%</text:p>
          </table:table-cell>
          <table:table-cell table:style-name="ce165" table:content-validation-name="val1" table:formula="of:=[.F39]-[.D39]+1" office:value-type="float" office:value="266" calcext:value-type="float">
            <text:p>266</text:p>
          </table:table-cell>
          <table:table-cell table:style-name="ce168" table:content-validation-name="val1" table:formula="of:=SUM([.I40:.I45])" office:value-type="float" office:value="0" calcext:value-type="float">
            <text:p>0</text:p>
          </table:table-cell>
          <table:table-cell table:style-name="ce168" table:content-validation-name="val1" table:formula="of:=[.H39]-[.I39]" office:value-type="float" office:value="266" calcext:value-type="float">
            <text:p>266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09" table:content-validation-name="val1"/>
          <table:table-cell table:style-name="ce118" table:content-validation-name="val1" table:formula="of:=IF(ISNUMBER([.F40]);[.F40]-[.D40]+1;&quot;&quot;)">
            <text:p/>
          </table:table-cell>
          <table:table-cell table:style-name="ce164" table:content-validation-name="val1" table:formula="of:=IF(ISNUMBER([.E40]);ROUNDDOWN([.E40]*[.G40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e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1];[.F4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4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41]);[.F41]-[.D41]+1;&quot;&quot;)" office:value-type="float" office:value="32" calcext:value-type="float">
            <text:p>32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32" calcext:value-type="float">
            <text:p>32</text:p>
          </table:table-cell>
          <table:table-cell table:number-columns-repeated="2"/>
          <table:table-cell table:style-name="ce177" table:number-columns-repeated="2"/>
          <table:table-cell table:number-columns-repeated="12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mplementation of STEM content in Android SDK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2];[.F42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4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42]);[.F42]-[.D42]+1;&quot;&quot;)" office:value-type="float" office:value="115" calcext:value-type="float">
            <text:p>115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115" calcext:value-type="float">
            <text:p>115</text:p>
          </table:table-cell>
          <table:table-cell table:number-columns-repeated="2"/>
          <table:table-cell table:style-name="ce177" table:number-columns-repeated="5"/>
          <table:table-cell table:number-columns-repeated="9"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09" table:content-validation-name="val1"/>
          <table:table-cell table:style-name="ce118" table:content-validation-name="val1"/>
          <table:table-cell table:style-name="ce164" table:content-validation-name="val1" table:formula="of:=IF(ISNUMBER([.E43]);ROUNDDOWN([.E43]*[.G43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Integrating visual content on Android app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4];[.F44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4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44]);[.F44]-[.D44]+1;&quot;&quot;)" office:value-type="float" office:value="121" calcext:value-type="float">
            <text:p>121</text:p>
          </table:table-cell>
          <table:table-cell table:style-name="ce169" table:content-validation-name="val1" table:formula="of:=IF(ISNUMBER([.E44]);ROUNDDOWN([.E44]*[.G44];0);&quot;&quot;)" office:value-type="float" office:value="0" calcext:value-type="float">
            <text:p>0</text:p>
          </table:table-cell>
          <table:table-cell table:style-name="ce170" table:content-validation-name="val1" table:formula="of:=[.H44]-[.I44]" office:value-type="float" office:value="121" calcext:value-type="float">
            <text:p>121</text:p>
          </table:table-cell>
          <table:table-cell table:number-columns-repeated="7"/>
          <table:table-cell table:style-name="ce177" table:number-columns-repeated="5"/>
          <table:table-cell table:number-columns-repeated="4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erimenting with machine learning integration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5];[.F45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42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45]);[.F45]-[.D45]+1;&quot;&quot;)" office:value-type="float" office:value="121" calcext:value-type="float">
            <text:p>121</text:p>
          </table:table-cell>
          <table:table-cell table:style-name="ce169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70" table:content-validation-name="val1" table:formula="of:=[.H45]-[.I45]" office:value-type="float" office:value="121" calcext:value-type="float">
            <text:p>121</text:p>
          </table:table-cell>
          <table:table-cell table:number-columns-repeated="7"/>
          <table:table-cell table:style-name="ce177" table:number-columns-repeated="5"/>
          <table:table-cell table:number-columns-repeated="4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 table:number-rows-repeated="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29" table:number-columns-repeated="7"/>
          <table:table-cell table:number-columns-repeated="16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in <text:span text:style-name="T1">Electronics</text:span>, Semester 4 (Weight=25%)</text:p>
          </table:table-cell>
          <table:table-cell table:style-name="ce96" table:content-validation-name="val1" office:value-type="string" calcext:value-type="string">
            <text:p>[Prof. Hanson, Undergraduates 1,2,3, N. Camacho]</text:p>
          </table:table-cell>
          <table:table-cell table:style-name="ce110" table:content-validation-name="val1" office:value-type="date" office:date-value="2026-01-15" calcext:value-type="date">
            <text:p>15-Jan-2026</text:p>
          </table:table-cell>
          <table:table-cell table:style-name="ce119" table:content-validation-name="val1" table:formula="of:=NETWORKDAYS([.D48];[.F48];Holidays)" office:value-type="float" office:value="157" calcext:value-type="float">
            <text:p>157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144" table:content-validation-name="val1" table:formula="of:=SUMPRODUCT([.G49:.G54];[.E49:.E54])/SUM([.E49:.E54])" office:value-type="percentage" office:value="0" calcext:value-type="percentage">
            <text:p>0%</text:p>
          </table:table-cell>
          <table:table-cell table:style-name="ce165" table:content-validation-name="val1" table:formula="of:=[.F48]-[.D48]+1" office:value-type="float" office:value="221" calcext:value-type="float">
            <text:p>221</text:p>
          </table:table-cell>
          <table:table-cell table:style-name="ce168" table:content-validation-name="val1" table:formula="of:=SUM([.I49:.I54])" office:value-type="float" office:value="0" calcext:value-type="float">
            <text:p>0</text:p>
          </table:table-cell>
          <table:table-cell table:style-name="ce168" table:content-validation-name="val1" table:formula="of:=[.H48]-[.I48]" office:value-type="float" office:value="221" calcext:value-type="float">
            <text:p>22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iling results, writing the articl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5" table:content-validation-name="val1"/>
          <table:table-cell table:style-name="ce118" table:content-validation-name="val1"/>
          <table:table-cell table:style-name="ce164" table:content-validation-name="val1" table:formula="of:=IF(ISNUMBER([.E49]);ROUNDDOWN([.E49]*[.G49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reating outline, writing text, gathering referenc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0];[.F50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0]);[.F50]-[.D50]+1;&quot;&quot;)" office:value-type="float" office:value="121" calcext:value-type="float">
            <text:p>121</text:p>
          </table:table-cell>
          <table:table-cell table:style-name="ce169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70" table:content-validation-name="val1" table:formula="of:=[.H50]-[.I50]" office:value-type="float" office:value="121" calcext:value-type="float">
            <text:p>121</text:p>
          </table:table-cell>
          <table:table-cell table:number-columns-repeated="7"/>
          <table:table-cell table:style-name="ce220" table:number-columns-repeated="5"/>
          <table:table-cell table:number-columns-repeated="4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Gathering results and polishing figures</text:p>
          </table:table-cell>
          <table:table-cell table:style-name="ce91" table:content-validation-name="val1" office:value-type="string" calcext:value-type="string">
            <text:p>[Undergraduates 1,2,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1];[.F51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1]);[.F51]-[.D51]+1;&quot;&quot;)" office:value-type="float" office:value="121" calcext:value-type="float">
            <text:p>121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121" calcext:value-type="float">
            <text:p>121</text:p>
          </table:table-cell>
          <table:table-cell table:number-columns-repeated="7"/>
          <table:table-cell table:style-name="ce220" table:number-columns-repeated="5"/>
          <table:table-cell table:number-columns-repeated="4"/>
          <table:table-cell table:style-name="ce29" table:number-columns-repeated="420"/>
          <table:table-cell table:style-name="ce29" table:content-validation-name="val1" table:number-columns-repeated="578"/>
        </table:table-row>
        <table:table-row table:style-name="ro2">
          <table:table-cell/>
          <table:table-cell table:style-name="ce97" table:content-validation-name="val1" office:value-type="string" calcext:value-type="string">
            <text:p>Publishing</text:p>
          </table:table-cell>
          <table:table-cell table:style-name="ce105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146" table:content-validation-name="val1"/>
          <table:table-cell table:style-name="ce166" table:content-validation-name="val1" table:formula="of:=IF(ISNUMBER([.F52]);[.F52]-[.D52]+1;&quot;&quot;)">
            <text:p/>
          </table:table-cell>
          <table:table-cell table:style-name="ce169" table:content-validation-name="val1" table:formula="of:=IF(ISNUMBER([.E52]);ROUNDDOWN([.E52]*[.G52];0);&quot;&quot;)">
            <text:p/>
          </table:table-cell>
          <table:table-cell table:style-name="ce170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/>
          <table:table-cell table:style-name="ce98" table:content-validation-name="val1" office:value-type="string" calcext:value-type="string">
            <text:p>Corresponding with referees and edi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3];[.F53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3]);[.F53]-[.D53]+1;&quot;&quot;)" office:value-type="float" office:value="101" calcext:value-type="float">
            <text:p>101</text:p>
          </table:table-cell>
          <table:table-cell table:style-name="ce169" table:content-validation-name="val1" table:formula="of:=IF(ISNUMBER([.E53]);ROUNDDOWN([.E53]*[.G53];0);&quot;&quot;)" office:value-type="float" office:value="0" calcext:value-type="float">
            <text:p>0</text:p>
          </table:table-cell>
          <table:table-cell table:style-name="ce170" table:content-validation-name="val1" table:formula="of:=[.H53]-[.I53]" office:value-type="float" office:value="101" calcext:value-type="float">
            <text:p>101</text:p>
          </table:table-cell>
          <table:table-cell table:number-columns-repeated="11"/>
          <table:table-cell table:style-name="ce220" table:number-columns-repeated="4"/>
          <table:table-cell table:number-columns-repeated="421"/>
          <table:table-cell table:content-validation-name="val1" table:number-columns-repeated="578"/>
        </table:table-row>
        <table:table-row table:style-name="ro2">
          <table:table-cell/>
          <table:table-cell table:style-name="ce98" table:content-validation-name="val1" office:value-type="string" calcext:value-type="string">
            <text:p>Paying associated fees</text:p>
          </table:table-cell>
          <table:table-cell table:style-name="ce91" table:content-validation-name="val1" office:value-type="string" calcext:value-type="string">
            <text:p>[M. Camacho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4];[.F54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4]);[.F54]-[.D54]+1;&quot;&quot;)" office:value-type="float" office:value="101" calcext:value-type="float">
            <text:p>101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101" calcext:value-type="float">
            <text:p>101</text:p>
          </table:table-cell>
          <table:table-cell table:number-columns-repeated="11"/>
          <table:table-cell table:style-name="ce220" table:number-columns-repeated="4"/>
          <table:table-cell table:number-columns-repeated="421"/>
          <table:table-cell table:content-validation-name="val1" table:number-columns-repeated="578"/>
        </table:table-row>
        <table:table-row table:style-name="ro2" table:number-rows-repeated="2">
          <table:table-cell/>
          <table:table-cell table:style-name="ce98" table:content-validation-name="val1"/>
          <table:table-cell table:style-name="ce91" table:content-validation-name="val1"/>
          <table:table-cell table:style-name="ce1" table:content-validation-name="val1"/>
          <table:table-cell table:style-name="ce21" table:content-validation-name="val1"/>
          <table:table-cell table:style-name="ce20" table:content-validation-name="val1"/>
          <table:table-cell table:style-name="ce21" table:content-validation-name="val1"/>
          <table:table-cell table:style-name="ce41" table:content-validation-name="val1"/>
          <table:table-cell table:content-validation-name="val1"/>
          <table:table-cell table:style-name="ce71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EM/3D Print Summer Research 2026 (Weight=20%)</text:p>
          </table:table-cell>
          <table:table-cell table:style-name="ce96" table:content-validation-name="val1" office:value-type="string" calcext:value-type="string">
            <text:p>[Prof. Hanson, S. Dunnick, Undergraduate 1]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119" table:content-validation-name="val1" table:formula="of:=NETWORKDAYS([.D57];[.F57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14" table:content-validation-name="val1" table:formula="of:=SUMPRODUCT([.G58:.G65];[.E58:.E65])/SUM([.E58:.E65])" office:value-type="percentage" office:value="0" calcext:value-type="percentage">
            <text:p>0%</text:p>
          </table:table-cell>
          <table:table-cell table:style-name="ce165" table:content-validation-name="val1" table:formula="of:=[.F57]-[.D57]+1" office:value-type="float" office:value="101" calcext:value-type="float">
            <text:p>101</text:p>
          </table:table-cell>
          <table:table-cell table:style-name="ce168" table:content-validation-name="val1" table:formula="of:=SUM([.I58:.I65])" office:value-type="float" office:value="0" calcext:value-type="float">
            <text:p>0</text:p>
          </table:table-cell>
          <table:table-cell table:style-name="ce168" table:content-validation-name="val1" table:formula="of:=[.H57]-[.I57]" office:value-type="float" office:value="101" calcext:value-type="float">
            <text:p>10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Finish backlog of prior work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5" table:content-validation-name="val1"/>
          <table:table-cell table:style-name="ce118" table:content-validation-name="val1" table:formula="of:=IF(ISNUMBER([.F58]);[.F58]-[.D58]+1;&quot;&quot;)">
            <text:p/>
          </table:table-cell>
          <table:table-cell table:style-name="ce164" table:content-validation-name="val1" table:formula="of:=IF(ISNUMBER([.E58]);ROUNDDOWN([.E58]*[.G58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ublication, HPol analysis, machine learning optimization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9];[.F59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16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59]);[.F59]-[.D59]+1;&quot;&quot;)" office:value-type="float" office:value="101" calcext:value-type="float">
            <text:p>101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101" calcext:value-type="float">
            <text:p>101</text:p>
          </table:table-cell>
          <table:table-cell table:number-columns-repeated="11"/>
          <table:table-cell table:style-name="ce220" table:number-columns-repeated="4"/>
          <table:table-cell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ototype testing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7" table:content-validation-name="val1"/>
          <table:table-cell table:style-name="ce118" table:content-validation-name="val1" table:formula="of:=IF(ISNUMBER([.F60]);[.F60]-[.D60]+1;&quot;&quot;)">
            <text:p/>
          </table:table-cell>
          <table:table-cell table:style-name="ce164" table:content-validation-name="val1" table:formula="of:=IF(ISNUMBER([.E60]);ROUNDDOWN([.E60]*[.G60];0);&quot;&quot;)">
            <text:p/>
          </table:table-cell>
          <table:table-cell table:style-name="ce168" table:content-validation-name="val1"/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ing design loop: CEM to print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1];[.F61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3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1]);[.F61]-[.D61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70" table:content-validation-name="val1" table:formula="of:=[.H61]-[.I61]" office:value-type="float" office:value="101" calcext:value-type="float">
            <text:p>101</text:p>
          </table:table-cell>
          <table:table-cell table:number-columns-repeated="11"/>
          <table:table-cell table:style-name="ce221" table:number-columns-repeated="4"/>
          <table:table-cell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tegration of prototype array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2];[.F62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38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2]);[.F62]-[.D62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70" table:content-validation-name="val1" table:formula="of:=[.H62]-[.I62]" office:value-type="float" office:value="101" calcext:value-type="float">
            <text:p>101</text:p>
          </table:table-cell>
          <table:table-cell table:number-columns-repeated="11"/>
          <table:table-cell table:style-name="ce221" table:number-columns-repeated="4"/>
          <table:table-cell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content-validation-name="val1"/>
          <table:table-cell table:style-name="ce97" table:content-validation-name="val1" office:value-type="string" calcext:value-type="string">
            <text:p>Archiving progress</text:p>
          </table:table-cell>
          <table:table-cell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138" table:content-validation-name="val1"/>
          <table:table-cell table:content-validation-name="val1" table:number-columns-repeated="2"/>
          <table:table-cell table:style-name="ce170" table:content-validation-name="val1"/>
          <table:table-cell table:number-columns-repeated="436"/>
          <table:table-cell table:content-validation-name="val1" table:number-columns-repeated="578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official, public code repository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4];[.F64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4]);[.F64]-[.D64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01" calcext:value-type="float">
            <text:p>101</text:p>
          </table:table-cell>
          <table:table-cell table:number-columns-repeated="11"/>
          <table:table-cell table:style-name="ce222" table:number-columns-repeated="4"/>
          <table:table-cell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D design storag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5];[.F65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6" table:content-validation-name="val1" table:formula="of:=IF(ISNUMBER([.F65]);[.F65]-[.D65]+1;&quot;&quot;)" office:value-type="float" office:value="101" calcext:value-type="float">
            <text:p>101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101" calcext:value-type="float">
            <text:p>101</text:p>
          </table:table-cell>
          <table:table-cell table:number-columns-repeated="11"/>
          <table:table-cell table:style-name="ce222" table:number-columns-repeated="4"/>
          <table:table-cell/>
          <table:table-cell table:style-name="ce29" table:number-columns-repeated="420"/>
          <table:table-cell table:style-name="ce188" table:content-validation-name="val1" table:number-columns-repeated="435"/>
          <table:table-cell table:style-name="ce29" table:content-validation-name="val1" table:number-columns-repeated="143"/>
        </table:table-row>
        <table:table-row table:style-name="ro2" table:number-rows-repeated="7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6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989">
          <table:table-cell table:content-validation-name="val1" table:number-columns-repeated="10"/>
          <table:table-cell table:number-columns-repeated="436"/>
          <table:table-cell table:content-validation-name="val1" table:number-columns-repeated="578"/>
        </table:table-row>
        <table:table-row table:style-name="ro2" table:number-rows-repeated="10475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antt Chart'.G16:'Gantt Chart'.G17 'Gantt Chart'.F3:'Gantt Chart'.F3 'Gantt Chart'.G11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5:'Gantt Chart'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0:'Gantt Chart'.G63 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4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1" table:cell-range-address="$'Gantt Chart'.$K$11:.$FA$37"/>
        <table:named-range table:name="Chart_Headers" table:base-cell-address="$'Gantt Chart'.$A$1" table:cell-range-address="$'Gantt Chart'.$K$8:.$FA$10"/>
        <table:named-range table:name="Chart_Space" table:base-cell-address="$'Gantt Chart'.$A$1" table:cell-range-address="$'Gantt Chart'.$K$8:.$FA$37"/>
        <table:named-range table:name="Holidays" table:base-cell-address="$'Gantt Chart'.$A$1" table:cell-range-address="$'Gantt Chart'.$C$66:.$C$94"/>
        <table:named-range table:name="Print_Area" table:base-cell-address="$'Gantt Chart'.$A$1" table:cell-range-address="$'Gantt Chart'.$A$1:.$GI$37"/>
        <table:named-range table:name="Tasks_Due_Dates" table:base-cell-address="$'Gantt Chart'.$A$1" table:cell-range-address="$'Gantt Chart'.$F$11:.$F$37"/>
        <table:named-range table:name="Tasks_Duration" table:base-cell-address="$'Gantt Chart'.$A$1" table:cell-range-address="$'Gantt Chart'.$E$11:.$E$37"/>
        <table:named-range table:name="Tasks_Percent_Complete" table:base-cell-address="$'Gantt Chart'.$A$1" table:cell-range-address="$'Gantt Chart'.$G$11:.$G$37"/>
        <table:named-range table:name="Tasks_Start_Dates" table:base-cell-address="$'Gantt Chart'.$A$1" table:cell-range-address="$'Gantt Chart'.$D$11:.$D$3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date-style style:name="N161">
      <number:day number:style="long"/>
      <number:text>-</number:text>
      <number:month number:textual="true"/>
      <number:text>-</number:text>
      <number:year number:style="long"/>
    </number:dat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46">
      <number:hours/>
      <number:text>:</number:text>
      <number:minutes number:style="long"/>
    </number:time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62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currency-style style:name="N16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0P0"/>
    </number:currency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time-style style:name="N156">
      <number:minutes number:style="long"/>
      <number:text>:</number:text>
      <number:seconds number:style="long" number:decimal-places="1"/>
    </number:time-style>
    <number:date-style style:name="N127">
      <number:month number:textual="true"/>
      <number:text>-</number:text>
      <number:year/>
    </number:date-style>
    <number:date-style style:name="N155">
      <number:month/>
      <number:text>/</number:text>
      <number:day/>
      <number:text>/</number:text>
      <number:year number:style="long"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3">
      <number:day/>
      <number:text>-</number:text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/>
    </number:time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s" style:family="table-cell" style:parent-style-name="Default" style:data-style-name="N0">
      <style:table-cell-properties fo:border-bottom="0.06pt solid #bfbfbf" style:diagonal-bl-tr="none" style:diagonal-tl-br="none" fo:background-color="transparent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ntered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Date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oliday" style:family="table-cell" style:parent-style-name="Default" style:data-style-name="N0">
      <style:table-cell-properties fo:border-bottom="0.06pt solid #bfbfbf" fo:background-color="#f4f5f9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ilestone" style:family="table-cell" style:parent-style-name="Default" style:data-style-name="N0">
      <style:table-cell-properties fo:border-bottom="0.06pt solid #bfbfbf" fo:background-color="#7f000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Task_5f_Completed" style:display-name="Task_Completed" style:family="table-cell" style:parent-style-name="Default" style:data-style-name="N0">
      <style:table-cell-properties fo:border-bottom="0.06pt solid #bfbfbf" fo:background-color="#007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ask_5f_Scheduled" style:display-name="Task_Scheduled" style:family="table-cell" style:parent-style-name="Default" style:data-style-name="N0">
      <style:table-cell-properties fo:border-bottom="0.06pt solid #bfbfbf" fo:background-color="#bfd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oday" style:family="table-cell" style:parent-style-name="Default" style:data-style-name="N0">
      <style:table-cell-properties fo:border-bottom="0.06pt solid #bfbfbf" fo:background-color="#ffe0e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eekend" style:family="table-cell" style:parent-style-name="Default" style:data-style-name="N0">
      <style:table-cell-properties fo:border-bottom="0.06pt solid #bfbfbf" fo:background-color="#efefe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7.5in" fo:page-height="6.5in" style:num-format="1" style:print-orientation="landscape" fo:margin-top="0.1in" fo:margin-bottom="0.1in" fo:margin-left="0.1in" fo:margin-right="0.1in" style:print-page-order="ttb" style:first-page-number="continue" style:scale-to="23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Gantt_20_Chart" style:display-name="PageStyle_Gantt Char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</meta:creation-date>
    <dc:language>en-US</dc:language>
    <dc:date>2023-06-13T13:09:08.475678326</dc:date>
    <meta:editing-cycles>357</meta:editing-cycles>
    <meta:editing-duration>P1DT37M42S</meta:editing-duration>
    <meta:generator>LibreOffice/7.3.7.2$Linux_X86_64 LibreOffice_project/30$Build-2</meta:generator>
    <meta:document-statistic meta:table-count="1" meta:cell-count="370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</office:meta>
</office:document-meta>
</file>